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none" draw:fill-color="#fcd4d1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svg:stroke-color="#808080" draw:fill="none" draw:fill-color="#808080" draw:opacity="100%" draw:opacity-name="Transparency_20_3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svg:stroke-color="#0066b3" draw:fill="solid" draw:fill-color="#adc5e7" draw:textarea-horizontal-align="justify" draw:textarea-vertical-align="middle" draw:auto-grow-height="false" fo:min-height="0.47cm" fo:min-width="0.22cm"/>
    </style:style>
    <style:style style:name="gr5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18cm" svg:stroke-color="#808080" draw:marker-start-width="0.228cm" draw:marker-end="Arrow" draw:marker-end-width="0.328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color="#808080" draw:fill="none" draw:fill-color="#adc5e7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ed1c24" draw:fill="solid" draw:fill-color="#fcd4d1"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svg:stroke-width="0.018cm" svg:stroke-color="#80808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00864b" draw:fill="none" draw:textarea-horizontal-align="justify" draw:textarea-vertical-align="middle" draw:auto-grow-height="false" fo:min-height="0.896cm" fo:min-width="0.773cm"/>
    </style:style>
    <style:style style:name="gr11" style:family="graphic" style:parent-style-name="standard">
      <style:graphic-properties svg:stroke-color="#00864b" draw:fill="none" draw:textarea-horizontal-align="justify" draw:textarea-vertical-align="middle" draw:auto-grow-height="false" fo:min-height="0.896cm" fo:min-width="4.819cm"/>
    </style:style>
    <style:style style:name="gr12" style:family="graphic" style:parent-style-name="objectwithoutfill">
      <style:graphic-properties draw:stroke="dash" draw:stroke-dash="Fine_20_Dashed" svg:stroke-width="0.053cm" svg:stroke-color="#00864b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dddddd" draw:fill="none" draw:fill-color="#729fcf" draw:textarea-horizontal-align="justify" draw:textarea-vertical-align="middle" draw:auto-grow-height="false" fo:min-height="0.512cm" fo:min-width="7.2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cd4d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808080" draw:opacity="100%" draw:opacity-name="Transparency_20_3"/>
      <style:paragraph-properties fo:text-align="center"/>
    </style:style>
    <style:style style:name="P5" style:family="paragraph">
      <loext:graphic-properties draw:fill="solid" draw:fill-color="#adc5e7"/>
      <style:paragraph-properties fo:text-align="center"/>
    </style:style>
    <style:style style:name="P6" style:family="paragraph">
      <loext:graphic-properties draw:fill="none" draw:fill-color="#adc5e7"/>
      <style:paragraph-properties fo:text-align="center"/>
    </style:style>
    <style:style style:name="P7" style:family="paragraph">
      <loext:graphic-properties draw:fill="solid" draw:fill-color="#fcd4d1"/>
      <style:paragraph-properties fo:text-align="center"/>
    </style:style>
    <style:style style:name="P8" style:family="paragraph">
      <style:paragraph-properties fo:text-align="center"/>
      <style:text-properties fo:color="#ba131a" fo:font-weight="bold" style:font-weight-asian="bold" style:font-weight-complex="bold"/>
    </style:style>
    <style:style style:name="P9" style:family="paragraph">
      <loext:graphic-properties draw:fill="none" draw:fill-color="#729fcf"/>
      <style:paragraph-properties fo:text-align="center"/>
      <style:text-properties fo:color="#ba131a" fo:font-weight="bold" style:font-weight-asian="bold" style:font-weight-complex="bold"/>
    </style:style>
    <style:style style:name="P10" style:family="paragraph">
      <style:paragraph-properties fo:text-align="center"/>
      <style:text-properties fo:color="#0066b3" fo:font-weight="bold" style:font-weight-asian="bold" style:font-weight-complex="bold"/>
    </style:style>
    <style:style style:name="P11" style:family="paragraph">
      <loext:graphic-properties draw:fill="none" draw:fill-color="#729fcf"/>
      <style:paragraph-properties fo:text-align="center"/>
      <style:text-properties fo:color="#0066b3" fo:font-weight="bold" style:font-weight-asian="bold" style:font-weight-complex="bold"/>
    </style:style>
    <style:style style:name="T1" style:family="text">
      <style:text-properties fo:color="#ba131a" fo:font-weight="bold" style:font-weight-asian="bold" style:font-weight-complex="bold"/>
    </style:style>
    <style:style style:name="T2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5.602cm" svg:y="4.70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016cm" svg:height="1.016cm" svg:x="7.583cm" svg:y="6.725cm">
          <text:p text:style-name="P1">D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4" xml:id="id4" draw:id="id4" draw:layer="layout" svg:width="1.016cm" svg:height="1.016cm" svg:x="6.207cm" svg:y="6.7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016cm" svg:height="1.016cm" svg:x="4.937cm" svg:y="6.725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2" draw:id="id2" draw:layer="layout" svg:width="1.016cm" svg:height="1.016cm" svg:x="3.565cm" svg:y="6.7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602cm" svg:y1="5.216cm" svg:x2="4.073cm" svg:y2="6.725cm" draw:start-shape="id1" draw:start-glue-point="6" draw:end-shape="id2" draw:end-glue-point="4" svg:d="M5602 5216l-1529 1509" svg:viewBox="0 0 1530 1510">
          <text:p/>
        </draw:connector>
        <draw:connector draw:style-name="gr5" draw:text-style-name="P3" draw:layer="layout" draw:type="line" svg:x1="5.75cm" svg:y1="5.576cm" svg:x2="5.445cm" svg:y2="6.725cm" draw:start-shape="id1" draw:start-glue-point="7" draw:end-shape="id3" draw:end-glue-point="4" svg:d="M5750 5576l-305 1149" svg:viewBox="0 0 306 1150">
          <text:p/>
        </draw:connector>
        <draw:connector draw:style-name="gr6" draw:text-style-name="P3" draw:layer="layout" draw:type="line" svg:x1="6.47cm" svg:y1="5.576cm" svg:x2="6.715cm" svg:y2="6.725cm" draw:start-shape="id1" draw:start-glue-point="9" draw:end-shape="id4" draw:end-glue-point="4" svg:d="M6470 5576l245 1149" svg:viewBox="0 0 246 1150">
          <text:p/>
        </draw:connector>
        <draw:connector draw:style-name="gr5" draw:text-style-name="P3" draw:layer="layout" draw:type="line" svg:x1="6.618cm" svg:y1="5.216cm" svg:x2="8.091cm" svg:y2="6.725cm" draw:start-shape="id1" draw:start-glue-point="10" draw:end-shape="id5" draw:end-glue-point="4" svg:d="M6618 5216l1473 1509" svg:viewBox="0 0 1474 1510">
          <text:p/>
        </draw:connector>
        <draw:custom-shape draw:style-name="gr7" draw:text-style-name="P6" xml:id="id6" draw:id="id6" draw:layer="layout" svg:width="1.016cm" svg:height="1.016cm" svg:x="14.003cm" svg:y="4.709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0" draw:id="id10" draw:layer="layout" svg:width="1.016cm" svg:height="1.016cm" svg:x="15.984cm" svg:y="6.726cm">
          <text:p text:style-name="P1">L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7" xml:id="id9" draw:id="id9" draw:layer="layout" svg:width="1.016cm" svg:height="1.016cm" svg:x="14.608cm" svg:y="6.726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8" draw:id="id8" draw:layer="layout" svg:width="1.016cm" svg:height="1.016cm" svg:x="13.338cm" svg:y="6.726cm">
          <text:p text:style-name="P1">J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xml:id="id7" draw:id="id7" draw:layer="layout" svg:width="1.016cm" svg:height="1.016cm" svg:x="11.966cm" svg:y="6.72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4.003cm" svg:y1="5.217cm" svg:x2="12.474cm" svg:y2="6.726cm" draw:start-shape="id6" draw:start-glue-point="6" draw:end-shape="id7" draw:end-glue-point="4" svg:d="M14003 5217l-1529 1509" svg:viewBox="0 0 1530 1510">
          <text:p/>
        </draw:connector>
        <draw:connector draw:style-name="gr9" draw:text-style-name="P3" draw:layer="layout" draw:type="line" svg:x1="14.151cm" svg:y1="5.577cm" svg:x2="13.846cm" svg:y2="6.726cm" draw:start-shape="id6" draw:start-glue-point="7" draw:end-shape="id8" draw:end-glue-point="4" svg:d="M14151 5577l-305 1149" svg:viewBox="0 0 306 1150">
          <text:p/>
        </draw:connector>
        <draw:connector draw:style-name="gr9" draw:text-style-name="P3" draw:layer="layout" draw:type="line" svg:x1="14.871cm" svg:y1="5.577cm" svg:x2="15.116cm" svg:y2="6.726cm" draw:start-shape="id6" draw:start-glue-point="9" draw:end-shape="id9" draw:end-glue-point="4" svg:d="M14871 5577l245 1149" svg:viewBox="0 0 246 1150">
          <text:p/>
        </draw:connector>
        <draw:connector draw:style-name="gr9" draw:text-style-name="P3" draw:layer="layout" draw:type="line" svg:x1="15.019cm" svg:y1="5.217cm" svg:x2="16.492cm" svg:y2="6.726cm" draw:start-shape="id6" draw:start-glue-point="10" draw:end-shape="id10" draw:end-glue-point="4" svg:d="M15019 5217l1473 1509" svg:viewBox="0 0 1474 1510">
          <text:p/>
        </draw:connector>
        <draw:custom-shape draw:style-name="gr10" draw:text-style-name="P3" draw:layer="layout" svg:width="1.397cm" svg:height="1.27cm" svg:x="3.413cm" svg:y="6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443cm" svg:height="1.27cm" svg:x="11.813cm" svg:y="6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1" draw:id="id11" draw:layer="layout" svg:width="1.016cm" svg:height="1.016cm" svg:x="5.597cm" svg:y="8.60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016cm" svg:height="1.016cm" svg:x="7.578cm" svg:y="10.626cm">
          <text:p text:style-name="P1">D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4" xml:id="id14" draw:id="id14" draw:layer="layout" svg:width="1.016cm" svg:height="1.016cm" svg:x="6.202cm" svg:y="10.62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016cm" svg:height="1.016cm" svg:x="4.932cm" svg:y="10.626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2" draw:id="id12" draw:layer="layout" svg:width="1.016cm" svg:height="1.016cm" svg:x="3.56cm" svg:y="10.62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597cm" svg:y1="9.117cm" svg:x2="4.068cm" svg:y2="10.626cm" draw:start-shape="id11" draw:start-glue-point="6" draw:end-shape="id12" draw:end-glue-point="4" svg:d="M5597 9117l-1529 1509" svg:viewBox="0 0 1530 1510">
          <text:p/>
        </draw:connector>
        <draw:connector draw:style-name="gr5" draw:text-style-name="P3" draw:layer="layout" draw:type="line" svg:x1="5.745cm" svg:y1="9.477cm" svg:x2="5.44cm" svg:y2="10.626cm" draw:start-shape="id11" draw:start-glue-point="7" draw:end-shape="id13" draw:end-glue-point="4" svg:d="M5745 9477l-305 1149" svg:viewBox="0 0 306 1150">
          <text:p/>
        </draw:connector>
        <draw:connector draw:style-name="gr6" draw:text-style-name="P3" draw:layer="layout" draw:type="line" svg:x1="6.465cm" svg:y1="9.477cm" svg:x2="6.71cm" svg:y2="10.626cm" draw:start-shape="id11" draw:start-glue-point="9" draw:end-shape="id14" draw:end-glue-point="4" svg:d="M6465 9477l245 1149" svg:viewBox="0 0 246 1150">
          <text:p/>
        </draw:connector>
        <draw:connector draw:style-name="gr5" draw:text-style-name="P3" draw:layer="layout" draw:type="line" svg:x1="6.613cm" svg:y1="9.117cm" svg:x2="8.086cm" svg:y2="10.626cm" draw:start-shape="id11" draw:start-glue-point="10" draw:end-shape="id15" draw:end-glue-point="4" svg:d="M6613 9117l1473 1509" svg:viewBox="0 0 1474 1510">
          <text:p/>
        </draw:connector>
        <draw:custom-shape draw:style-name="gr4" draw:text-style-name="P5" xml:id="id16" draw:id="id16" draw:layer="layout" svg:width="1.016cm" svg:height="1.016cm" svg:x="13.998cm" svg:y="8.6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0" draw:id="id20" draw:layer="layout" svg:width="1.016cm" svg:height="1.016cm" svg:x="15.979cm" svg:y="10.627cm">
          <text:p text:style-name="P1">L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7" xml:id="id19" draw:id="id19" draw:layer="layout" svg:width="1.016cm" svg:height="1.016cm" svg:x="14.603cm" svg:y="10.62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8" draw:id="id18" draw:layer="layout" svg:width="1.016cm" svg:height="1.016cm" svg:x="13.333cm" svg:y="10.627cm">
          <text:p text:style-name="P1">J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xml:id="id17" draw:id="id17" draw:layer="layout" svg:width="1.016cm" svg:height="1.016cm" svg:x="11.961cm" svg:y="10.627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3.998cm" svg:y1="9.118cm" svg:x2="12.469cm" svg:y2="10.627cm" draw:start-shape="id16" draw:start-glue-point="6" draw:end-shape="id17" draw:end-glue-point="4" svg:d="M13998 9118l-1529 1509" svg:viewBox="0 0 1530 1510">
          <text:p/>
        </draw:connector>
        <draw:connector draw:style-name="gr9" draw:text-style-name="P3" draw:layer="layout" draw:type="line" svg:x1="14.146cm" svg:y1="9.478cm" svg:x2="13.841cm" svg:y2="10.627cm" draw:start-shape="id16" draw:start-glue-point="7" draw:end-shape="id18" draw:end-glue-point="4" svg:d="M14146 9478l-305 1149" svg:viewBox="0 0 306 1150">
          <text:p/>
        </draw:connector>
        <draw:connector draw:style-name="gr9" draw:text-style-name="P3" draw:layer="layout" draw:type="line" svg:x1="14.866cm" svg:y1="9.478cm" svg:x2="15.111cm" svg:y2="10.627cm" draw:start-shape="id16" draw:start-glue-point="9" draw:end-shape="id19" draw:end-glue-point="4" svg:d="M14866 9478l245 1149" svg:viewBox="0 0 246 1150">
          <text:p/>
        </draw:connector>
        <draw:connector draw:style-name="gr9" draw:text-style-name="P3" draw:layer="layout" draw:type="line" svg:x1="15.014cm" svg:y1="9.118cm" svg:x2="16.487cm" svg:y2="10.627cm" draw:start-shape="id16" draw:start-glue-point="10" draw:end-shape="id20" draw:end-glue-point="4" svg:d="M15014 9118l1473 1509" svg:viewBox="0 0 1474 1510">
          <text:p/>
        </draw:connector>
        <draw:connector draw:style-name="gr12" draw:text-style-name="P3" draw:layer="layout" draw:type="curve" svg:x1="3.408cm" svg:y1="11.124cm" svg:x2="5.597cm" svg:y2="9.117cm" draw:start-shape="id21" draw:start-glue-point="3" draw:end-shape="id11" draw:end-glue-point="6" svg:d="M3408 11124c-753 0-1847-2007 2189-2007" svg:viewBox="0 0 2916 2008">
          <text:p/>
        </draw:connector>
        <draw:connector draw:style-name="gr12" draw:text-style-name="P3" draw:layer="layout" draw:type="curve" svg:x1="11.808cm" svg:y1="11.125cm" svg:x2="13.99cm" svg:y2="9.048cm" draw:start-shape="id22" draw:start-glue-point="3" svg:d="M11808 11125c-753 0-1844-2077 2182-2077" svg:viewBox="0 0 2909 2078">
          <text:p/>
        </draw:connector>
        <draw:custom-shape draw:style-name="gr10" draw:text-style-name="P3" xml:id="id21" draw:id="id21" draw:layer="layout" svg:width="1.397cm" svg:height="1.27cm" svg:x="3.408cm" svg:y="10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2" draw:id="id22" draw:layer="layout" svg:width="5.443cm" svg:height="1.27cm" svg:x="11.808cm" svg:y="10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7.747cm" svg:height="0.762cm" svg:x="2.016cm" svg:y="12.049cm">
          <text:p text:style-name="P8"><text:span text:style-name="T1">Jauna </text:span><text:span text:style-name="T1">karsta </text:span><text:span text:style-name="T1">pozīcij</text:span><text:span text:style-name="T1">a 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7.747cm" svg:height="0.762cm" svg:x="10.816cm" svg:y="12.049cm">
          <text:p text:style-name="P10"><text:span text:style-name="T2">J</text:span><text:span text:style-name="T2">a</text:span><text:span text:style-name="T2">u</text:span><text:span text:style-name="T2">n</text:span><text:span text:style-name="T2">a</text:span><text:span text:style-name="T2"> </text:span><text:span text:style-name="T2">a</text:span><text:span text:style-name="T2">u</text:span><text:span text:style-name="T2">k</text:span><text:span text:style-name="T2">s</text:span><text:span text:style-name="T2">t</text:span><text:span text:style-name="T2">a</text:span><text:span text:style-name="T2"> </text:span><text:span text:style-name="T2">p</text:span><text:span text:style-name="T2">o</text:span><text:span text:style-name="T2">z</text:span><text:span text:style-name="T2">ī</text:span><text:span text:style-name="T2">c</text:span><text:span text:style-name="T2">i</text:span><text:span text:style-name="T2">j</text:span><text:span text:style-name="T2">a</text:span><text:span text:style-name="T2"> </text:span><text:span text:style-name="T2">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8:20:19.196964840</meta:creation-date>
    <dc:date>2019-04-26T19:35:38.438134032</dc:date>
    <meta:editing-duration>PT9M20S</meta:editing-duration>
    <meta:editing-cycles>2</meta:editing-cycles>
    <meta:generator>LibreOffice/6.0.7.3$Linux_X86_64 LibreOffice_project/00m0$Build-3</meta:generator>
    <meta:document-statistic meta:object-count="44"/>
  </office:meta>
</office:document-meta>
</file>